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555in"/>
    </style:style>
    <style:style style:name="co2" style:family="table-column">
      <style:table-column-properties fo:break-before="auto" style:column-width="4.8272in"/>
    </style:style>
    <style:style style:name="co3" style:family="table-column">
      <style:table-column-properties fo:break-before="auto" style:column-width="3.12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1.089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style:diagonal-bl-tr="none" style:diagonal-tl-br="none" fo:background-color="transparent" fo:border="0.74pt solid #000000"/>
      <style:text-properties fo:font-size="14pt" style:font-size-asian="14pt" style:font-size-complex="14pt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102in 0.0016in 0.0209in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none" fo:border-right="none" fo:border-top="2.35pt double #000000" style:border-line-width-top="0.0209in 0.0016in 0.0102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000000" fo:border-right="0.74pt solid #666666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4">
      <style:table-cell-properties style:text-align-source="fix" style:repeat-content="false" fo:border="0.74pt solid #000000"/>
      <style:paragraph-properties fo:text-align="end" fo:margin-left="0in"/>
      <style:text-properties fo:font-size="14pt" style:font-size-asian="14pt" style:font-size-complex="14pt"/>
    </style:style>
    <style:style style:name="ce64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4">
      <style:table-cell-properties fo:background-color="#ffe994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2.35pt double #000000" style:border-line-width-top="0.0102in 0.0016in 0.0209in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fo:font-size="14pt" style:font-size-asian="14pt" style:font-size-complex="14pt"/>
    </style:style>
    <style:style style:name="ce25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2.35pt double #000000" style:border-line-width-top="0.0209in 0.0016in 0.0102in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7" style:family="table-cell" style:parent-style-name="Default" style:data-style-name="N103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102in 0.0016in 0.0209in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09in 0.0016in 0.0102in"/>
      <style:paragraph-properties fo:text-align="end" fo:margin-left="0in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104">
      <style:table-cell-properties fo:background-color="#000000" style:text-align-source="fix" style:repeat-content="false" fo:border="0.74pt solid #000000"/>
      <style:paragraph-properties fo:text-align="end" fo:margin-left="0in"/>
      <style:text-properties fo:font-size="14pt" style:font-size-asian="14pt" style:font-size-complex="14pt"/>
    </style:style>
    <style:style style:name="ce38" style:family="table-cell" style:parent-style-name="Default" style:data-style-name="N104">
      <style:table-cell-properties fo:background-color="#ffd8ce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9"/>
        <table:table-column table:style-name="co5" table:default-cell-style-name="ce59"/>
        <table:table-column table:style-name="co4" table:number-columns-repeated="2" table:default-cell-style-name="ce59"/>
        <table:table-column table:style-name="co6" table:default-cell-style-name="ce2"/>
        <table:table-column table:style-name="co4" table:number-columns-repeated="16376" table:default-cell-style-name="ce2"/>
        <table:table-row table:style-name="ro1">
          <table:table-cell table:style-name="ce32" office:value-type="string" calcext:value-type="string">
            <text:p>Unit and Kit Costs for the V4 Ladybug Mixer</text:p>
          </table:table-cell>
          <table:table-cell table:style-name="Default"/>
          <table:table-cell table:style-name="ce53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Version 4 mixer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Version 4 kit*</text:p>
          </table:table-cell>
          <table:covered-table-cell table:style-name="ce28"/>
          <table:table-cell table:number-columns-repeated="16377"/>
        </table:table-row>
        <table:table-row table:style-name="ro2">
          <table:table-cell/>
          <table:table-cell table:style-name="ce49" office:value-type="string" calcext:value-type="string">
            <text:p>Description</text:p>
          </table:table-cell>
          <table:table-cell table:style-name="ce54" office:value-type="string" calcext:value-type="string">
            <text:p>Vendor</text:p>
          </table:table-cell>
          <table:table-cell table:style-name="ce62" office:value-type="string" calcext:value-type="string">
            <text:p>Q20</text:p>
          </table:table-cell>
          <table:table-cell table:style-name="ce62" office:value-type="string" calcext:value-type="string">
            <text:p>Cum%</text:p>
          </table:table-cell>
          <table:table-cell table:style-name="ce70" office:value-type="string" calcext:value-type="string">
            <text:p>Q20</text:p>
          </table:table-cell>
          <table:table-cell table:style-name="ce62" office:value-type="string" calcext:value-type="string">
            <text:p>Cum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Main PCB + XLR PCB + assembly</text:p>
          </table:table-cell>
          <table:table-cell table:style-name="ce55" office:value-type="string" calcext:value-type="string">
            <text:p>JLCPCB</text:p>
          </table:table-cell>
          <table:table-cell table:style-name="ce19" table:formula="of:=(351.84+45.72)/20" office:value-type="currency" office:currency="USD" office:value="19.878" calcext:value-type="currency">
            <text:p>$19.88</text:p>
          </table:table-cell>
          <table:table-cell table:style-name="ce29" table:formula="of:=SUM([.$D$5:.D5])/[.$D$22]" office:value-type="percentage" office:value="0.322512815820164" calcext:value-type="percentage">
            <text:p>32%</text:p>
          </table:table-cell>
          <table:table-cell table:style-name="ce19" table:formula="of:=[.D5]" office:value-type="currency" office:currency="USD" office:value="19.878" calcext:value-type="currency">
            <text:p>$19.88</text:p>
          </table:table-cell>
          <table:table-cell table:style-name="ce29" table:formula="of:=SUM([.$F$5:.F5])/[.$F$22]" office:value-type="percentage" office:value="0.483176333839407" calcext:value-type="percentage">
            <text:p>48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Aluminum 5052-H32 red powder-coated laser cut enc.</text:p>
          </table:table-cell>
          <table:table-cell table:style-name="ce55" office:value-type="string" calcext:value-type="string">
            <text:p>Fabworks</text:p>
          </table:table-cell>
          <table:table-cell table:style-name="ce19" table:formula="of:=355.49/20" office:value-type="currency" office:currency="USD" office:value="17.7745" calcext:value-type="currency">
            <text:p>$17.77</text:p>
          </table:table-cell>
          <table:table-cell table:style-name="ce29" table:formula="of:=SUM([.$D$5:.D6])/[.$D$22]" office:value-type="percentage" office:value="0.610897162575144" calcext:value-type="percentage">
            <text:p>61%</text:p>
          </table:table-cell>
          <table:table-cell table:style-name="ce37"/>
          <table:table-cell table:style-name="ce29" table:formula="of:=SUM([.$F$5:.F6])/[.$F$22]" office:value-type="percentage" office:value="0.483176333839407" calcext:value-type="percentage">
            <text:p>48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Knobs (6*10mm + 1*12mm per)</text:p>
          </table:table-cell>
          <table:table-cell table:style-name="ce56" office:value-type="string" calcext:value-type="string">
            <text:p>Love My Switches</text:p>
          </table:table-cell>
          <table:table-cell table:style-name="ce19" table:formula="of:=210.97/20" office:value-type="currency" office:currency="USD" office:value="10.5485" calcext:value-type="currency">
            <text:p>$10.55</text:p>
          </table:table-cell>
          <table:table-cell table:style-name="ce29" table:formula="of:=SUM([.$D$5:.D7])/[.$D$22]" office:value-type="percentage" office:value="0.782042470839507" calcext:value-type="percentage">
            <text:p>78%</text:p>
          </table:table-cell>
          <table:table-cell table:style-name="ce19" table:formula="of:=[.D7]" office:value-type="currency" office:currency="USD" office:value="10.5485" calcext:value-type="currency">
            <text:p>$10.55</text:p>
          </table:table-cell>
          <table:table-cell table:style-name="ce29" table:formula="of:=SUM([.$F$5:.F7])/[.$F$22]" office:value-type="percentage" office:value="0.739579672077911" calcext:value-type="percentage">
            <text:p>7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6" office:value-type="string" calcext:value-type="string">
            <text:p>Neutrik male XLR + 6 screws</text:p>
          </table:table-cell>
          <table:table-cell table:style-name="ce6" office:value-type="string" calcext:value-type="string">
            <text:p>Performance Audio</text:p>
          </table:table-cell>
          <table:table-cell table:style-name="ce19" table:formula="of:=2.5" office:value-type="currency" office:currency="USD" office:value="2.5" calcext:value-type="currency">
            <text:p>$2.50</text:p>
          </table:table-cell>
          <table:table-cell table:style-name="ce29" table:formula="of:=SUM([.$D$5:.D8])/[.$D$22]" office:value-type="percentage" office:value="0.822603998133521" calcext:value-type="percentage">
            <text:p>82%</text:p>
          </table:table-cell>
          <table:table-cell table:style-name="ce19" table:formula="of:=[.D8]" office:value-type="currency" office:currency="USD" office:value="2.5" calcext:value-type="currency">
            <text:p>$2.50</text:p>
          </table:table-cell>
          <table:table-cell table:style-name="ce29" table:formula="of:=SUM([.$F$5:.F8])/[.$F$22]" office:value-type="percentage" office:value="0.800347396929431" calcext:value-type="percentage">
            <text:p>80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3.5mm jacks (4)</text:p>
          </table:table-cell>
          <table:table-cell table:style-name="ce56" office:value-type="string" calcext:value-type="string">
            <text:p>Amazon</text:p>
          </table:table-cell>
          <table:table-cell table:style-name="ce19" table:formula="of:=4*(33.7/80)" office:value-type="currency" office:currency="USD" office:value="1.685" calcext:value-type="currency">
            <text:p>$1.69</text:p>
          </table:table-cell>
          <table:table-cell table:style-name="ce29" table:formula="of:=SUM([.$D$5:.D9])/[.$D$22]" office:value-type="percentage" office:value="0.849942467529686" calcext:value-type="percentage">
            <text:p>85%</text:p>
          </table:table-cell>
          <table:table-cell table:style-name="ce19" table:formula="of:=[.D9]" office:value-type="currency" office:currency="USD" office:value="1.685" calcext:value-type="currency">
            <text:p>$1.69</text:p>
          </table:table-cell>
          <table:table-cell table:style-name="ce29" table:formula="of:=SUM([.$F$5:.F9])/[.$F$22]" office:value-type="percentage" office:value="0.841304843479356" calcext:value-type="percentage">
            <text:p>8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potentiometers</text:p>
          </table:table-cell>
          <table:table-cell table:style-name="ce55" office:value-type="string" calcext:value-type="string">
            <text:p>AliExpress</text:p>
          </table:table-cell>
          <table:table-cell table:style-name="ce19" table:formula="of:=7*(29.46/125)" office:value-type="currency" office:currency="USD" office:value="1.64976" calcext:value-type="currency">
            <text:p>$1.65</text:p>
          </table:table-cell>
          <table:table-cell table:style-name="ce29" table:formula="of:=SUM([.$D$5:.D10])/[.$D$22]" office:value-type="percentage" office:value="0.876709181637115" calcext:value-type="percentage">
            <text:p>88%</text:p>
          </table:table-cell>
          <table:table-cell table:style-name="ce19" table:formula="of:=[.D10]" office:value-type="currency" office:currency="USD" office:value="1.64976" calcext:value-type="currency">
            <text:p>$1.65</text:p>
          </table:table-cell>
          <table:table-cell table:style-name="ce29" table:formula="of:=SUM([.$F$5:.F10])/[.$F$22]" office:value-type="percentage" office:value="0.881405708179773" calcext:value-type="percentage">
            <text:p>88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battery holder</text:p>
          </table:table-cell>
          <table:table-cell table:style-name="ce56" office:value-type="string" calcext:value-type="string">
            <text:p>AliExpress</text:p>
          </table:table-cell>
          <table:table-cell table:style-name="ce19" table:formula="of:=(19.79/10)" office:value-type="currency" office:currency="USD" office:value="1.979" calcext:value-type="currency">
            <text:p>$1.98</text:p>
          </table:table-cell>
          <table:table-cell table:style-name="ce29" table:formula="of:=SUM([.$D$5:.D11])/[.$D$22]" office:value-type="percentage" office:value="0.908817686643057" calcext:value-type="percentage">
            <text:p>91%</text:p>
          </table:table-cell>
          <table:table-cell table:style-name="ce19" table:formula="of:=[.D11]" office:value-type="currency" office:currency="USD" office:value="1.979" calcext:value-type="currency">
            <text:p>$1.98</text:p>
          </table:table-cell>
          <table:table-cell table:style-name="ce29" table:formula="of:=SUM([.$F$5:.F11])/[.$F$22]" office:value-type="percentage" office:value="0.929509439172237" calcext:value-type="percentage">
            <text:p>93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3-pin JST-PH connector + wire</text:p>
          </table:table-cell>
          <table:table-cell table:style-name="ce55" office:value-type="string" calcext:value-type="string">
            <text:p>Amazon</text:p>
          </table:table-cell>
          <table:table-cell table:style-name="ce19" table:formula="of:=5/20" office:value-type="currency" office:currency="USD" office:value="0.25" calcext:value-type="currency">
            <text:p>$0.25</text:p>
          </table:table-cell>
          <table:table-cell table:style-name="ce29" table:formula="of:=SUM([.$D$5:.D12])/[.$D$22]" office:value-type="percentage" office:value="0.912873839372458" calcext:value-type="percentage">
            <text:p>91%</text:p>
          </table:table-cell>
          <table:table-cell table:style-name="ce19" table:formula="of:=[.D12]" office:value-type="currency" office:currency="USD" office:value="0.25" calcext:value-type="currency">
            <text:p>$0.25</text:p>
          </table:table-cell>
          <table:table-cell table:style-name="ce29" table:formula="of:=SUM([.$F$5:.F12])/[.$F$22]" office:value-type="percentage" office:value="0.935586211657389" calcext:value-type="percentage">
            <text:p>9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aser cut spacer (raw material)</text:p>
          </table:table-cell>
          <table:table-cell table:style-name="ce56" office:value-type="string" calcext:value-type="string">
            <text:p>Amazon</text:p>
          </table:table-cell>
          <table:table-cell table:style-name="ce19" office:value-type="currency" office:currency="USD" office:value="0.1" calcext:value-type="currency">
            <text:p>$0.10</text:p>
          </table:table-cell>
          <table:table-cell table:style-name="ce29" table:formula="of:=SUM([.$D$5:.D13])/[.$D$22]" office:value-type="percentage" office:value="0.914496300464219" calcext:value-type="percentage">
            <text:p>91%</text:p>
          </table:table-cell>
          <table:table-cell table:style-name="ce37"/>
          <table:table-cell table:style-name="ce29" table:formula="of:=SUM([.$F$5:.F13])/[.$F$22]" office:value-type="percentage" office:value="0.935586211657389" calcext:value-type="percentage">
            <text:p>9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PLA bottom + side panels (raw material)</text:p>
          </table:table-cell>
          <table:table-cell table:style-name="ce55" office:value-type="string" calcext:value-type="string">
            <text:p>Bambu PLA</text:p>
          </table:table-cell>
          <table:table-cell table:style-name="ce19" table:formula="of:=2.6" office:value-type="currency" office:currency="USD" office:value="2.6" calcext:value-type="currency">
            <text:p>$2.60</text:p>
          </table:table-cell>
          <table:table-cell table:style-name="ce29" table:formula="of:=SUM([.$D$5:.D14])/[.$D$22]" office:value-type="percentage" office:value="0.956680288849993" calcext:value-type="percentage">
            <text:p>96%</text:p>
          </table:table-cell>
          <table:table-cell table:style-name="ce37"/>
          <table:table-cell table:style-name="ce29" table:formula="of:=SUM([.$F$5:.F14])/[.$F$22]" office:value-type="percentage" office:value="0.935586211657389" calcext:value-type="percentage">
            <text:p>94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power switch</text:p>
          </table:table-cell>
          <table:table-cell table:style-name="ce56" office:value-type="string" calcext:value-type="string">
            <text:p>Amazon</text:p>
          </table:table-cell>
          <table:table-cell table:style-name="ce19" office:value-type="currency" office:currency="USD" office:value="0.5" calcext:value-type="currency">
            <text:p>$0.50</text:p>
          </table:table-cell>
          <table:table-cell table:style-name="ce29" table:formula="of:=SUM([.$D$5:.D15])/[.$D$22]" office:value-type="percentage" office:value="0.964792594308796" calcext:value-type="percentage">
            <text:p>96%</text:p>
          </table:table-cell>
          <table:table-cell table:style-name="ce19" table:formula="of:=[.D15]" office:value-type="currency" office:currency="USD" office:value="0.5" calcext:value-type="currency">
            <text:p>$0.50</text:p>
          </table:table-cell>
          <table:table-cell table:style-name="ce29" table:formula="of:=SUM([.$F$5:.F15])/[.$F$22]" office:value-type="percentage" office:value="0.947739756627693" calcext:value-type="percentage">
            <text:p>95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slide switch for AUX1 vs 2</text:p>
          </table:table-cell>
          <table:table-cell table:style-name="ce56" office:value-type="string" calcext:value-type="string">
            <text:p>Amazon</text:p>
          </table:table-cell>
          <table:table-cell table:style-name="ce19" table:formula="of:=10.2/20" office:value-type="currency" office:currency="USD" office:value="0.51" calcext:value-type="currency">
            <text:p>$0.51</text:p>
          </table:table-cell>
          <table:table-cell table:style-name="ce29" table:formula="of:=SUM([.$D$5:.D16])/[.$D$22]" office:value-type="percentage" office:value="0.973067145876775" calcext:value-type="percentage">
            <text:p>97%</text:p>
          </table:table-cell>
          <table:table-cell table:style-name="ce19" table:formula="of:=[.D16]" office:value-type="currency" office:currency="USD" office:value="0.51" calcext:value-type="currency">
            <text:p>$0.51</text:p>
          </table:table-cell>
          <table:table-cell table:style-name="ce29" table:formula="of:=SUM([.$F$5:.F16])/[.$F$22]" office:value-type="percentage" office:value="0.960136372497403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2-pin jumpers</text:p>
          </table:table-cell>
          <table:table-cell table:style-name="ce55" office:value-type="string" calcext:value-type="string">
            <text:p>Amazon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29" table:formula="of:=SUM([.$D$5:.D17])/[.$D$22]" office:value-type="percentage" office:value="0.973391638095127" calcext:value-type="percentage">
            <text:p>97%</text:p>
          </table:table-cell>
          <table:table-cell table:style-name="ce19" table:formula="of:=[.D17]" office:value-type="currency" office:currency="USD" office:value="0.02" calcext:value-type="currency">
            <text:p>$0.02</text:p>
          </table:table-cell>
          <table:table-cell table:style-name="ce29" table:formula="of:=SUM([.$F$5:.F17])/[.$F$22]" office:value-type="percentage" office:value="0.960622514296215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silicone feet (6mm)</text:p>
          </table:table-cell>
          <table:table-cell table:style-name="ce56" office:value-type="string" calcext:value-type="string">
            <text:p>Amazon</text:p>
          </table:table-cell>
          <table:table-cell table:style-name="ce19" office:value-type="currency" office:currency="USD" office:value="0.1" calcext:value-type="currency">
            <text:p>$0.10</text:p>
          </table:table-cell>
          <table:table-cell table:style-name="ce29" table:formula="of:=SUM([.$D$5:.D18])/[.$D$22]" office:value-type="percentage" office:value="0.975014099186887" calcext:value-type="percentage">
            <text:p>98%</text:p>
          </table:table-cell>
          <table:table-cell table:style-name="ce19" table:formula="of:=[.D18]" office:value-type="currency" office:currency="USD" office:value="0.1" calcext:value-type="currency">
            <text:p>$0.10</text:p>
          </table:table-cell>
          <table:table-cell table:style-name="ce29" table:formula="of:=SUM([.$F$5:.F18])/[.$F$22]" office:value-type="percentage" office:value="0.963053223290276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1" office:value-type="string" calcext:value-type="string">
            <text:p>M2.5 screws for box</text:p>
          </table:table-cell>
          <table:table-cell table:style-name="ce55" office:value-type="string" calcext:value-type="string">
            <text:p>Amazon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29" table:formula="of:=SUM([.$D$5:.D19])/[.$D$22]" office:value-type="percentage" office:value="0.97533859140524" calcext:value-type="percentage">
            <text:p>98%</text:p>
          </table:table-cell>
          <table:table-cell table:style-name="ce37"/>
          <table:table-cell table:style-name="ce29" table:formula="of:=SUM([.$F$5:.F19])/[.$F$22]" office:value-type="percentage" office:value="0.963053223290276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LED</text:p>
          </table:table-cell>
          <table:table-cell table:style-name="ce56" office:value-type="string" calcext:value-type="string">
            <text:p>AliExpress</text:p>
          </table:table-cell>
          <table:table-cell table:style-name="ce19" office:value-type="currency" office:currency="USD" office:value="0.02" calcext:value-type="currency">
            <text:p>$0.02</text:p>
          </table:table-cell>
          <table:table-cell table:style-name="ce29" table:formula="of:=SUM([.$D$5:.D20])/[.$D$22]" office:value-type="percentage" office:value="0.975663083623592" calcext:value-type="percentage">
            <text:p>98%</text:p>
          </table:table-cell>
          <table:table-cell table:style-name="ce19" table:formula="of:=[.D20]" office:value-type="currency" office:currency="USD" office:value="0.02" calcext:value-type="currency">
            <text:p>$0.02</text:p>
          </table:table-cell>
          <table:table-cell table:style-name="ce29" table:formula="of:=SUM([.$F$5:.F20])/[.$F$22]" office:value-type="percentage" office:value="0.963539365089088" calcext:value-type="percentage">
            <text:p>96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52" office:value-type="string" calcext:value-type="string">
            <text:p>Packaging (Box, anti-static bags, dunnage, etc.)</text:p>
          </table:table-cell>
          <table:table-cell table:style-name="ce56" office:value-type="string" calcext:value-type="string">
            <text:p>several</text:p>
          </table:table-cell>
          <table:table-cell table:style-name="ce19" office:value-type="currency" office:currency="USD" office:value="1.5" calcext:value-type="currency">
            <text:p>$1.50</text:p>
          </table:table-cell>
          <table:table-cell table:style-name="ce29" table:formula="of:=SUM([.$D$5:.D21])/[.$D$22]" office:value-type="percentage" office:value="1" calcext:value-type="percentage">
            <text:p>100%</text:p>
          </table:table-cell>
          <table:table-cell table:style-name="ce19" table:formula="of:=[.D21]" office:value-type="currency" office:currency="USD" office:value="1.5" calcext:value-type="currency">
            <text:p>$1.50</text:p>
          </table:table-cell>
          <table:table-cell table:style-name="ce29" table:formula="of:=SUM([.$F$5:.F21])/[.$F$22]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57" office:value-type="string" calcext:value-type="string">
            <text:p>PARTS</text:p>
          </table:table-cell>
          <table:table-cell table:style-name="ce64" table:formula="of:=SUM([.D5:.D21])" office:value-type="currency" office:currency="USD" office:value="61.63476" calcext:value-type="currency">
            <text:p>$61.63</text:p>
          </table:table-cell>
          <table:table-cell/>
          <table:table-cell table:style-name="ce64" table:formula="of:=SUM([.F5:.F21])" office:value-type="currency" office:currency="USD" office:value="41.14026" calcext:value-type="currency">
            <text:p>$41.14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All costs above include shipping (where applicable)</text:p>
          </table:table-cell>
          <table:table-cell table:style-name="ce57" office:value-type="string" calcext:value-type="string">
            <text:p>LABOR (~2.5h)</text:p>
          </table:table-cell>
          <table:table-cell table:style-name="ce21" table:formula="of:=2.5*16" office:value-type="currency" office:currency="USD" office:value="40" calcext:value-type="currency">
            <text:p>$40.00</text:p>
          </table:table-cell>
          <table:table-cell table:style-name="ce57" office:value-type="string" calcext:value-type="string">
            <text:p>(~1.5h)</text:p>
          </table:table-cell>
          <table:table-cell table:style-name="ce38" table:formula="of:=1.5*16" office:value-type="currency" office:currency="USD" office:value="24" calcext:value-type="currency">
            <text:p>$24.00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57" office:value-type="string" calcext:value-type="string">
            <text:p>SUBTOTAL</text:p>
          </table:table-cell>
          <table:table-cell table:style-name="ce64" table:formula="of:=SUM([.D22:.D23])" office:value-type="currency" office:currency="USD" office:value="101.63476" calcext:value-type="currency">
            <text:p>$101.63</text:p>
          </table:table-cell>
          <table:table-cell table:style-name="ce30"/>
          <table:table-cell table:style-name="ce64" table:formula="of:=SUM([.F22:.F23])" office:value-type="currency" office:currency="USD" office:value="65.14026" calcext:value-type="currency">
            <text:p>$65.14</text:p>
          </table:table-cell>
          <table:table-cell table:style-name="ce30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* = Limited number of kits available</text:p>
          </table:table-cell>
          <table:table-cell table:style-name="ce12" office:value-type="string" calcext:value-type="string">
            <text:p>Sales Price</text:p>
          </table:table-cell>
          <table:table-cell table:style-name="ce22" table:formula="of:=[.D24]" office:value-type="currency" office:currency="USD" office:value="101.63476" calcext:value-type="currency">
            <text:p>$101.63</text:p>
          </table:table-cell>
          <table:table-cell table:style-name="ce31"/>
          <table:table-cell table:style-name="ce22" table:formula="of:=[.F24]" office:value-type="currency" office:currency="USD" office:value="65.14026" calcext:value-type="currency">
            <text:p>$65.14</text:p>
          </table:table-cell>
          <table:table-cell table:style-name="ce30"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30"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14" office:value-type="string" calcext:value-type="string">
            <text:p>Shipping (USPS 1<text:span text:style-name="T1">st</text:span> class)</text:p>
          </table:table-cell>
          <table:table-cell table:style-name="ce24" office:value-type="currency" office:currency="USD" office:value="8" calcext:value-type="currency">
            <text:p>$8.00</text:p>
          </table:table-cell>
          <table:table-cell table:style-name="ce34"/>
          <table:table-cell table:style-name="ce24" office:value-type="currency" office:currency="USD" office:value="8" calcext:value-type="currency">
            <text:p>$8.00</text:p>
          </table:table-cell>
          <table:table-cell table:style-name="ce26"/>
          <table:table-cell table:style-name="Default" table:number-columns-repeated="2"/>
          <table:table-cell table:number-columns-repeated="16375"/>
        </table:table-row>
        <table:table-row table:style-name="ro3">
          <table:table-cell/>
          <table:table-cell table:style-name="Default"/>
          <table:table-cell table:style-name="ce15" office:value-type="string" calcext:value-type="string">
            <text:p>GRAND TOTAL</text:p>
          </table:table-cell>
          <table:table-cell table:style-name="ce25" table:formula="of:=SUM([.D25:.D27])" office:value-type="currency" office:currency="USD" office:value="109.63476" calcext:value-type="currency">
            <text:p>$109.63</text:p>
          </table:table-cell>
          <table:table-cell table:style-name="ce35"/>
          <table:table-cell table:style-name="ce25" table:formula="of:=SUM([.F25:.F27])" office:value-type="currency" office:currency="USD" office:value="73.14026" calcext:value-type="currency">
            <text:p>$73.14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3"/>
          <table:table-cell table:style-name="ce26"/>
          <table:table-cell/>
          <table:table-cell table:style-name="ce26"/>
          <table:table-cell/>
          <table:table-cell table:style-name="Default" table:number-columns-repeated="2"/>
          <table:table-cell table:number-columns-repeated="16375"/>
        </table:table-row>
        <table:table-row table:style-name="ro4">
          <table:table-cell table:number-columns-repeated="3"/>
          <table:table-cell table:style-name="ce27" table:number-columns-repeated="4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16382"/>
        </table:table-row>
        <table:table-row table:style-name="ro2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22:46:15.155928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8:59.820625304</meta:creation-date>
    <dc:date>2024-11-12T22:50:23.520722743</dc:date>
    <meta:editing-duration>PT3H13M43S</meta:editing-duration>
    <meta:editing-cycles>9</meta:editing-cycles>
    <meta:generator>LibreOffice/24.8.2.1$MacOSX_AARCH64 LibreOffice_project/0f794b6e29741098670a3b95d60478a65d05ef13</meta:generator>
    <meta:print-date>2024-07-22T21:04:39.280601093</meta:print-date>
    <meta:document-statistic meta:table-count="1" meta:cell-count="128" meta:object-count="0"/>
  </office:meta>
</office:document-meta>
</file>